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Monospace" svg:font-family="Monospace" style:font-adornments="Predeterminado"/>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e1" style:family="table">
      <style:table-properties style:width="16cm" table:align="margins"/>
    </style:style>
    <style:style style:name="Table1.A" style:family="table-column">
      <style:table-column-properties style:column-width="5.334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000000" style:font-name-asian="MS Mincho" style:font-name-complex="Tahoma1"/>
    </style:style>
    <style:style style:name="P8" style:family="paragraph" style:parent-style-name="Text_20_body">
      <style:text-properties fo:color="#000000" fo:language="zxx" fo:country="none" style:language-asian="zxx" style:country-asian="none"/>
    </style:style>
    <style:style style:name="P9" style:family="paragraph" style:parent-style-name="Standard">
      <style:text-properties fo:font-size="12pt" style:font-size-asian="12pt" style:font-size-complex="12pt"/>
    </style:style>
    <style:style style:name="P10" style:family="paragraph" style:parent-style-name="Text_20_body">
      <style:paragraph-properties fo:padding="0cm" fo:border="none"/>
    </style:style>
    <style:style style:name="P11" style:family="paragraph" style:parent-style-name="Subtitle">
      <style:paragraph-properties fo:padding="0cm" fo:border="none"/>
    </style:style>
    <style:style style:name="P12" style:family="paragraph" style:parent-style-name="Title">
      <style:paragraph-properties fo:padding="0cm" fo:border="none"/>
      <style:text-properties officeooo:rsid="000b1e38" officeooo:paragraph-rsid="000b1e38"/>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Table_20_Contents">
      <style:text-properties officeooo:rsid="000b1e38" officeooo:paragraph-rsid="000b1e38"/>
    </style:style>
    <style:style style:name="P20" style:family="paragraph" style:parent-style-name="Nota_20_al_20_pié">
      <style:paragraph-properties fo:text-align="start" style:justify-single-word="false"/>
    </style:style>
    <style:style style:name="P21" style:family="paragraph" style:parent-style-name="Standard">
      <style:paragraph-properties fo:break-before="page"/>
    </style:style>
    <style:style style:name="P22"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fo:font-size="14pt" style:font-size-asian="14pt" style:font-size-complex="14pt"/>
    </style:style>
    <style:style style:name="P23" style:family="paragraph" style:parent-style-name="Table_20_Contents">
      <style:text-properties officeooo:rsid="000b2fb3" officeooo:paragraph-rsid="000b2fb3"/>
    </style:style>
    <style:style style:name="P24" style:family="paragraph" style:parent-style-name="Table_20_Contents">
      <style:paragraph-properties fo:text-align="center" style:justify-single-word="false"/>
      <style:text-properties fo:font-weight="bold" officeooo:rsid="000b2fb3" officeooo:paragraph-rsid="000b2fb3" style:font-weight-asian="bold" style:font-weight-complex="bold"/>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Standard" style:master-page-name="Portada">
      <style:paragraph-properties style:page-number="auto"/>
    </style:style>
    <style:style style:name="P27" style:family="paragraph" style:parent-style-name="Heading_20_1">
      <style:text-properties fo:font-style="normal" officeooo:rsid="000b1e38" officeooo:paragraph-rsid="000b1e38" style:font-style-asian="normal" style:font-style-complex="normal"/>
    </style:style>
    <style:style style:name="P28" style:family="paragraph" style:parent-style-name="Heading_20_1">
      <style:text-properties officeooo:rsid="000b2fb3" officeooo:paragraph-rsid="000b2fb3"/>
    </style:style>
    <style:style style:name="P29" style:family="paragraph" style:parent-style-name="Heading_20_1">
      <style:paragraph-properties fo:break-before="page"/>
      <style:text-properties officeooo:rsid="000b1e38" officeooo:paragraph-rsid="000b1e38"/>
    </style:style>
    <style:style style:name="P30" style:family="paragraph" style:parent-style-name="Text_20_body" style:list-style-name="L1"/>
    <style:style style:name="P31" style:family="paragraph" style:parent-style-name="Text_20_body" style:list-style-name="L1">
      <style:text-properties style:font-name-asian="MS Mincho" style:font-name-complex="Tahoma1"/>
    </style:style>
    <style:style style:name="P32" style:family="paragraph" style:parent-style-name="Text_20_body" style:list-style-name="L1">
      <style:paragraph-properties fo:text-align="justify" style:justify-single-word="false"/>
      <style:text-properties fo:color="#000000" style:font-name-asian="MS Mincho" style:font-name-complex="Tahoma1"/>
    </style:style>
    <style:style style:name="P33" style:family="paragraph" style:parent-style-name="Text_20_body">
      <style:text-properties officeooo:rsid="000b2fb3" officeooo:paragraph-rsid="000b2fb3"/>
    </style:style>
    <style:style style:name="P34" style:family="paragraph" style:parent-style-name="Text_20_body" style:list-style-name="L3">
      <style:text-properties officeooo:rsid="000b2fb3" officeooo:paragraph-rsid="000b2fb3"/>
    </style:style>
    <style:style style:name="P35" style:family="paragraph" style:parent-style-name="Text_20_body" style:list-style-name="L4">
      <style:text-properties officeooo:rsid="000b2fb3" officeooo:paragraph-rsid="000b2fb3"/>
    </style:style>
    <style:style style:name="P36" style:family="paragraph" style:parent-style-name="Text_20_body">
      <style:text-properties officeooo:rsid="000bfbe4" officeooo:paragraph-rsid="000bfbe4"/>
    </style:style>
    <style:style style:name="P37" style:family="paragraph" style:parent-style-name="Text_20_body" style:list-style-name="L5">
      <style:text-properties officeooo:rsid="000bfbe4" officeooo:paragraph-rsid="000bfbe4"/>
    </style:style>
    <style:style style:name="P38" style:family="paragraph" style:parent-style-name="Text_20_body" style:list-style-name="L5">
      <style:text-properties officeooo:paragraph-rsid="000bfbe4"/>
    </style:style>
    <style:style style:name="P39" style:family="paragraph" style:parent-style-name="Text_20_body" style:list-style-name="L1">
      <style:paragraph-properties fo:text-align="justify" style:justify-single-word="false" fo:background-color="#ffffff">
        <style:background-image/>
      </style:paragraph-properties>
      <style:text-properties fo:color="#000000" style:font-name-asian="MS Mincho" style:font-name-complex="Tahoma1"/>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Heading_20_2">
      <style:text-properties fo:color="#000000"/>
    </style:style>
    <style:style style:name="P42" style:family="paragraph" style:parent-style-name="Heading_20_2">
      <style:paragraph-properties fo:text-align="justify" style:justify-single-word="false"/>
      <style:text-properties fo:color="#000000"/>
    </style:style>
    <style:style style:name="P43" style:family="paragraph" style:parent-style-name="Heading_20_2">
      <style:paragraph-properties fo:text-align="justify" style:justify-single-word="false"/>
      <style:text-properties fo:color="#000000" style:font-name-asian="MS Mincho" style:font-name-complex="Tahoma1"/>
    </style:style>
    <style:style style:name="P44" style:family="paragraph" style:parent-style-name="Heading_20_2">
      <style:text-properties officeooo:rsid="000b2fb3" officeooo:paragraph-rsid="000b2fb3"/>
    </style:style>
    <style:style style:name="P45" style:family="paragraph" style:parent-style-name="Heading_20_2">
      <style:paragraph-properties fo:break-before="page"/>
      <style:text-properties officeooo:rsid="000b2fb3" officeooo:paragraph-rsid="000b2fb3"/>
    </style:style>
    <style:style style:name="P46" style:family="paragraph" style:parent-style-name="Hoja_20_de_20_Control" style:master-page-name="Standard">
      <style:paragraph-properties fo:text-align="center" style:justify-single-word="false" style:page-number="auto"/>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MS Mincho" style:font-name-complex="Tahoma1"/>
    </style:style>
    <style:style style:name="T4" style:family="text">
      <style:text-properties style:font-name="Calibri" fo:font-size="11pt"/>
    </style:style>
    <style:style style:name="T5" style:family="text">
      <style:text-properties style:text-underline-style="none"/>
    </style:style>
    <style:style style:name="T6" style:family="text">
      <style:text-properties style:text-underline-style="none" fo:background-color="transparent" loext:char-shading-value="0"/>
    </style:style>
    <style:style style:name="T7" style:family="text">
      <style:text-properties fo:font-weight="normal" style:font-weight-asian="normal" style:font-weight-complex="normal"/>
    </style:style>
    <style:style style:name="T8" style:family="text">
      <style:text-properties officeooo:rsid="000b1e38"/>
    </style:style>
    <style:style style:name="T9" style:family="text">
      <style:text-properties officeooo:rsid="000b2fb3"/>
    </style:style>
    <style:style style:name="T10" style:family="text">
      <style:text-properties officeooo:rsid="000bfbe4"/>
    </style:style>
    <style:style style:name="T11" style:family="text">
      <style:text-properties fo:color="#000000" style:font-name="NewsGotT" fo:font-size="11pt" officeooo:rsid="000bfbe4"/>
    </style:style>
    <style:style style:name="T12" style:family="text">
      <style:text-properties fo:color="#000000" style:font-name="NewsGotT" fo:font-size="11pt" style:font-size-asian="10pt"/>
    </style:style>
    <style:style style:name="T13" style:family="text">
      <style:text-properties fo:color="#000000" style:font-name="NewsGotT" fo:font-size="11pt" officeooo:rsid="000bfbe4"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6"/>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2">Plugin de Post-Autenticación para el Correo Corporativo</text:p>
      <text:p text:style-name="P12">Análisis Funcional <text:span text:style-name="T9">y Diseño Técnico</text:span></text:p>
      <text:p text:style-name="P11"/>
      <text:p text:style-name="P10"/>
      <text:p text:style-name="P10"/>
      <text:p text:style-name="P10"/>
      <text:p text:style-name="P10"/>
      <text:p text:style-name="Nota_20_al_20_pié">Versión: <text:keywords>1.0</text:keywords></text:p>
      <text:p text:style-name="Nota_20_al_20_pié"/>
      <text:p text:style-name="Nota_20_al_20_pié"/>
      <text:p text:style-name="Nota_20_al_20_pié"/>
      <text:p text:style-name="P20">[Versión del Producto]</text:p>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6">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Organismo</text:p>
          </table:table-cell>
          <table:table-cell table:style-name="Tabla1.B1" table:number-columns-spanned="3" office:value-type="string">
            <text:p text:style-name="Table_20_Contents"><text:span text:style-name="T4">Consejería de Hacienda y Administración Pública</text:span> </text:p>
          </table:table-cell>
          <table:covered-table-cell/>
          <table:covered-table-cell/>
        </table:table-row>
        <table:table-row>
          <table:table-cell table:style-name="Tabla1.A2" office:value-type="string">
            <text:p text:style-name="P13">Proyecto</text:p>
          </table:table-cell>
          <table:table-cell table:style-name="Tabla1.B4" table:number-columns-spanned="3" office:value-type="string">
            <text:p text:style-name="Table_20_Contents">SSOWEB</text:p>
          </table:table-cell>
          <table:covered-table-cell/>
          <table:covered-table-cell/>
        </table:table-row>
        <table:table-row>
          <table:table-cell table:style-name="Tabla1.A2" office:value-type="string">
            <text:p text:style-name="P13">Entregable</text:p>
          </table:table-cell>
          <table:table-cell table:style-name="Tabla1.B4" table:number-columns-spanned="3" office:value-type="string">
            <text:p text:style-name="P19">Análisis Funcional <text:span text:style-name="T9">y Diseño Técnico</text:span></text:p>
          </table:table-cell>
          <table:covered-table-cell/>
          <table:covered-table-cell/>
        </table:table-row>
        <table:table-row>
          <table:table-cell table:style-name="Tabla1.A2" office:value-type="string">
            <text:p text:style-name="P13">Autor</text:p>
          </table:table-cell>
          <table:table-cell table:style-name="Tabla1.B4" table:number-columns-spanned="3" office:value-type="string">
            <text:p text:style-name="P16">Sandetel</text:p>
          </table:table-cell>
          <table:covered-table-cell/>
          <table:covered-table-cell/>
        </table:table-row>
        <table:table-row>
          <table:table-cell table:style-name="Tabla1.A2" office:value-type="string">
            <text:p text:style-name="P13">Aprobado por</text:p>
          </table:table-cell>
          <table:table-cell table:style-name="Tabla1.B5" office:value-type="string">
            <text:p text:style-name="Table_20_Contents"/>
          </table:table-cell>
          <table:table-cell table:style-name="Tabla1.A1" office:value-type="string">
            <text:p text:style-name="P13">Fecha Aprobación</text:p>
          </table:table-cell>
          <table:table-cell table:style-name="Tabla1.D5" office:value-type="string">
            <text:p text:style-name="P15">DD/MM/AAAA</text:p>
          </table:table-cell>
        </table:table-row>
        <table:table-row>
          <table:table-cell table:style-name="Tabla1.A6" office:value-type="string">
            <text:p text:style-name="P13"/>
          </table:table-cell>
          <table:table-cell table:style-name="Tabla1.B6" office:value-type="string">
            <text:p text:style-name="Table_20_Contents"/>
          </table:table-cell>
          <table:table-cell table:style-name="Tabla1.A2" office:value-type="string">
            <text:p text:style-name="P13">Nº Total de Páginas</text:p>
          </table:table-cell>
          <table:table-cell table:style-name="Tabla1.D6" office:value-type="string">
            <text:p text:style-name="P15"><text:page-count>8</text:page-count></text:p>
          </table:table-cell>
        </table:table-row>
      </table:table>
      <text:p text:style-name="Standard"/>
      <text:p text:style-name="P9"/>
      <text:p text:style-name="P9">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Versión</text:p>
          </table:table-cell>
          <table:table-cell table:style-name="Tabla3.A1" office:value-type="string">
            <text:p text:style-name="P14">Causa del Cambio</text:p>
          </table:table-cell>
          <table:table-cell table:style-name="Tabla3.A1" office:value-type="string">
            <text:p text:style-name="P14">Responsable del Cambio</text:p>
          </table:table-cell>
          <table:table-cell table:style-name="Tabla3.D1" office:value-type="string">
            <text:p text:style-name="P14">Fecha del Cambio</text:p>
          </table:table-cell>
        </table:table-row>
        <table:table-row>
          <table:table-cell table:style-name="Tabla3.A2" office:value-type="float" office:value="100">
            <text:p text:style-name="P15">0100</text:p>
          </table:table-cell>
          <table:table-cell table:style-name="Tabla3.B4" office:value-type="string">
            <text:p text:style-name="P15">Versión inicial</text:p>
          </table:table-cell>
          <table:table-cell table:style-name="Tabla3.C4" office:value-type="string">
            <text:p text:style-name="P17">Francisco Rodríguez Corredor</text:p>
          </table:table-cell>
          <table:table-cell table:style-name="Tabla3.D2" office:value-type="date" office:date-value="2014-11-06">
            <text:p text:style-name="P15"><text:span text:style-name="T8">06/11</text:span>/14</text:p>
          </table:table-cell>
        </table:table-row>
        <table:table-row>
          <table:table-cell table:style-name="Tabla3.A4" office:value-type="string">
            <text:p text:style-name="P15"/>
          </table:table-cell>
          <table:table-cell table:style-name="Tabla3.B4" office:value-type="string">
            <text:p text:style-name="P15"/>
          </table:table-cell>
          <table:table-cell table:style-name="Tabla3.C4" office:value-type="string">
            <text:p text:style-name="P15"/>
          </table:table-cell>
          <table:table-cell table:style-name="Tabla3.D4" office:value-type="string">
            <text:p text:style-name="P15"/>
          </table:table-cell>
        </table:table-row>
        <table:table-row>
          <table:table-cell table:style-name="Tabla3.A4" office:value-type="string">
            <text:p text:style-name="P15"/>
          </table:table-cell>
          <table:table-cell table:style-name="Tabla3.B4" office:value-type="string">
            <text:p text:style-name="P15"/>
          </table:table-cell>
          <table:table-cell table:style-name="Tabla3.C4" office:value-type="string">
            <text:p text:style-name="P15"/>
          </table:table-cell>
          <table:table-cell table:style-name="Tabla3.D4" office:value-type="string">
            <text:p text:style-name="P15"/>
          </table:table-cell>
        </table:table-row>
      </table:table>
      <text:p text:style-name="Standard"/>
      <text:p text:style-name="P9"/>
      <text:p text:style-name="P9">CONTROL DE DISTRIBUCIÓN</text:p>
      <text:p text:style-name="Standard"/>
      <table:table table:name="Tabla4" table:style-name="Tabla4">
        <table:table-column table:style-name="Tabla4.A"/>
        <table:table-row>
          <table:table-cell table:style-name="Tabla4.A1" office:value-type="string">
            <text:p text:style-name="P13">Nombre y Apellidos</text:p>
          </table:table-cell>
        </table:table-row>
        <table:table-row>
          <table:table-cell table:style-name="Tabla4.A6" office:value-type="string">
            <text:p text:style-name="P18">&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2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5"><text:a xlink:type="simple" xlink:href="#__RefHeading__20243_1554739287" text:style-name="Internet_20_link" text:visited-style-name="Internet_20_link">1 Introducción<text:tab/>4</text:a></text:p>
          <text:p text:style-name="P40"><text:a xlink:type="simple" xlink:href="#__RefHeading__16088_1554739287" text:style-name="Internet_20_link" text:visited-style-name="Internet_20_link">1.1 Objeto<text:tab/>4</text:a></text:p>
          <text:p text:style-name="P40"><text:a xlink:type="simple" xlink:href="#__RefHeading__1988_1977503599" text:style-name="Internet_20_link" text:visited-style-name="Internet_20_link">1.2 Alcance<text:tab/>4</text:a></text:p>
          <text:p text:style-name="P40"><text:a xlink:type="simple" xlink:href="#__RefHeading__16229_1554739287" text:style-name="Internet_20_link" text:visited-style-name="Internet_20_link">1.3 Glosario y definiciones<text:tab/>4</text:a></text:p>
          <text:p text:style-name="P25"><text:a xlink:type="simple" xlink:href="#__RefHeading__16092_1554739287" text:style-name="Internet_20_link" text:visited-style-name="Internet_20_link">2 Objetivo del Sistema<text:tab/>5</text:a></text:p>
          <text:p text:style-name="P25"><text:a xlink:type="simple" xlink:href="#__RefHeading__1809_129223451" text:style-name="Internet_20_link" text:visited-style-name="Internet_20_link">3 Requisitos del Sistema<text:tab/>6</text:a></text:p>
          <text:p text:style-name="P25"><text:a xlink:type="simple" xlink:href="#__RefHeading__1811_129223451" text:style-name="Internet_20_link" text:visited-style-name="Internet_20_link">4 Requisitos técnicos y diseño de la solución implementada<text:tab/>7</text:a></text:p>
          <text:p text:style-name="P40"><text:a xlink:type="simple" xlink:href="#__RefHeading__1813_129223451" text:style-name="Internet_20_link" text:visited-style-name="Internet_20_link">4.1 Sobre la librería crypto<text:tab/>7</text:a></text:p>
          <text:p text:style-name="P40"><text:a xlink:type="simple" xlink:href="#__RefHeading__1815_129223451" text:style-name="Internet_20_link" text:visited-style-name="Internet_20_link">4.2 Sobre el proyecto CorreoPAP<text:tab/>8</text:a></text:p>
        </text:index-body>
      </text:table-of-content>
      <text:h text:style-name="Heading_20_1" text:outline-level="1"><text:bookmark-start text:name="__RefHeading__20243_1554739287"/>Introducción<text:bookmark-end text:name="__RefHeading__20243_1554739287"/></text:h>
      <text:h text:style-name="P41" text:outline-level="2"><text:bookmark-start text:name="__RefHeading__16088_1554739287"/>Objeto<text:bookmark-end text:name="__RefHeading__16088_1554739287"/></text:h>
      <text:p text:style-name="P8">En el presente documento se describe el procedimiento de instalación y configuración del plugin de Post-Autenticación necesario para la integración del Correo Coporativo.</text:p>
      <text:p text:style-name="P8"/>
      <text:h text:style-name="P42" text:outline-level="2"><text:bookmark-start text:name="__RefHeading__1988_1977503599"/>Alcance<text:bookmark-end text:name="__RefHeading__1988_1977503599"/></text:h>
      <text:p text:style-name="P6"><text:bookmark-start text:name="DDE_LINK11"/><text:bookmark-start text:name="DDE_LINK2"/>E<text:bookmark-end text:name="DDE_LINK11"/><text:bookmark-end text:name="DDE_LINK2"/>l documento va dirigido a personal técnico encargado de la instalación y configuración del SSOWeb.</text:p>
      <text:h text:style-name="Heading_20_2" text:outline-level="2"><text:bookmark-start text:name="__RefHeading__16229_1554739287"/>Glosario y definiciones<text:bookmark-end text:name="__RefHeading__16229_1554739287"/></text:h>
      <text:list xml:id="list7522567631848557726" text:style-name="L1">
        <text:list-item>
          <text:p text:style-name="P30"><text:span text:style-name="T3">SSO</text:span><text:span text:style-name="T2"> (Single Sign On)</text:span><text:span text:style-name="T5">. </text:span>Es un mecanismo de autenticación mediante el cuál el usuario se autentica una vez propagando la identidad a las aplicaciones </text:p>
        </text:list-item>
        <text:list-item>
          <text:p text:style-name="P31"><text:span text:style-name="T2">SAML</text:span><text:span text:style-name="T5">.</text:span> Es un estándar basado en XML para el intercambio de mensajes de autenticación y autorización entre dominios de seguridad.</text:p>
        </text:list-item>
        <text:list-item>
          <text:p text:style-name="P39"><text:span text:style-name="T2">Federación de Identidades</text:span><text:span text:style-name="T5">. </text:span>La <text:span text:style-name="T7">identidad federada</text:span> es una de las soluciones para abordar la gestión de identidad en los sistemas de información. Su objetivo es obtener una gestión de usuarios eficiente, la sincronización de los datos identificativos, gestión de acceso, servicios de agrupación, servicios de directorio, auditoria e informes </text:p>
        </text:list-item>
        <text:list-item>
          <text:p text:style-name="P39"><text:span text:style-name="T2">SP (Service Provider)</text:span><text:span text:style-name="T5">. Es el elemento que consume la información de autenticación y autorización en la relación federada. </text:span><text:span text:style-name="T6">Se puede equiparar a la aplicación de negocio a <text:s/>integrar. </text:span></text:p>
        </text:list-item>
        <text:list-item>
          <text:p text:style-name="P32"><text:span text:style-name="T2">IDP (IDentity Provider)</text:span><text:span text:style-name="T5">. </text:span>Es el elemento que contiene la información de origen de la identidad en una relación federada.</text:p>
        </text:list-item>
      </text:list>
      <text:p text:style-name="P7"/>
      <text:h text:style-name="P43" text:outline-level="2" text:is-list-header="true"/>
      <text:h text:style-name="P29" text:outline-level="1"><text:bookmark-start text:name="__RefHeading__16092_1554739287"/>Objetivo del Sistema<text:bookmark-end text:name="__RefHeading__16092_1554739287"/></text:h>
      <text:p text:style-name="Text_20_body"><text:tab/><text:span text:style-name="T8">Para la integración del Correo Corporativo en el sistema de SSOWEB es necesario devolver en el token que SSOWEB retorna la clave LDAP del usuario ya que el IWM necesita esta clave para acceder a los buzones de correo con la cuenta del usuario.</text:span></text:p>
      <text:p text:style-name="Text_20_body"><text:tab/><text:span text:style-name="T8">Realmente la solución ideal a este problema es integrar todos los componentes del Sistema de Correo en el SSOWEB pero ante la imposibilidad de realizarlo por parte del equipo de Correo se adopta esta alernativa aunque debería ser con carácter temporal.</text:span></text:p>
      <text:p text:style-name="Text_20_body"/>
      <text:h text:style-name="P27" text:outline-level="1"><text:bookmark-start text:name="__RefHeading__1809_129223451"/>Requisitos del Sistema<text:bookmark-end text:name="__RefHeading__1809_129223451"/></text:h>
      <text:p text:style-name="P33"><text:tab/>El requisito es devolver la clave del usuario en el token generado por parte del SSOWEB. Esta clave irá cifrada para evitar que pueda ser capturada por terceras personas.</text:p>
      <text:p text:style-name="P33"><text:tab/><text:span text:style-name="T10">El cifrado se realizará utilizando un algoritmo AES.</text:span></text:p>
      <text:p text:style-name="P33"><text:tab/><text:span text:style-name="T10">La clave de cifrado se guardará en un keystore cuyo acceso estará protegido por contraseña. Dentro del keystore se protegerá con contraseña también el acceso a la clave de cifrado. El sistema de encriptación será capaz de generar una clave de cifrado y almacenarla de forma automática en un keystore creado también de forma automática si éste no existe en el momento de invocar a un método de encriptación o desencriptación. </text:span></text:p>
      <text:p text:style-name="P33"/>
      <text:h text:style-name="P28" text:outline-level="1"><text:bookmark-start text:name="__RefHeading__1811_129223451"/>Requisitos técnicos y diseño de la solución implementada<text:bookmark-end text:name="__RefHeading__1811_129223451"/></text:h>
      <text:p text:style-name="P33">Los puntos clave de la solución técnica implementada son los siguientes:</text:p>
      <text:list xml:id="list2839109343648627146" text:style-name="L3">
        <text:list-item>
          <text:p text:style-name="P34">la implementación de la solución se ha realizado utilizando un plugin de Post-Autenticación. El como implementar este plugin se explica en el recurso “how-to plugin postautenticacion.pdf”</text:p>
        </text:list-item>
        <text:list-item>
          <text:p text:style-name="P34">en el svn existen dos proyectos:</text:p>
          <text:list>
            <text:list-item>
              <text:p text:style-name="P34">crypto: librería con la lógica de encriptación que se ha desarrollado</text:p>
            </text:list-item>
            <text:list-item>
              <text:p text:style-name="P34">correoPAP: plugin de post-autenticación que se ha desarrollado para la integración, hace uso de la librería crypto</text:p>
            </text:list-item>
          </text:list>
        </text:list-item>
      </text:list>
      <text:h text:style-name="P44" text:outline-level="2"><text:bookmark-start text:name="__RefHeading__1813_129223451"/>Sobre la librería crypto<text:bookmark-end text:name="__RefHeading__1813_129223451"/></text:h>
      <text:p text:style-name="P33">Correspondencia de tablas e interfaces:</text:p>
      <table:table table:name="Table1" table:style-name="Table1">
        <table:table-column table:style-name="Table1.A" table:number-columns-repeated="3"/>
        <table:table-row>
          <table:table-cell table:style-name="Table1.A1" office:value-type="string">
            <text:p text:style-name="P24">Interfaz</text:p>
          </table:table-cell>
          <table:table-cell table:style-name="Table1.A1" office:value-type="string">
            <text:p text:style-name="P24">Clase</text:p>
          </table:table-cell>
          <table:table-cell table:style-name="Table1.C1" office:value-type="string">
            <text:p text:style-name="P24">Descripción</text:p>
          </table:table-cell>
        </table:table-row>
        <table:table-row>
          <table:table-cell table:style-name="Table1.B5" office:value-type="string">
            <text:p text:style-name="P23">Exception</text:p>
          </table:table-cell>
          <table:table-cell table:style-name="Table1.B5" office:value-type="string">
            <text:p text:style-name="P23">CryptoException</text:p>
          </table:table-cell>
          <table:table-cell table:style-name="Table1.C5" office:value-type="string">
            <text:p text:style-name="Table_20_Contents"/>
          </table:table-cell>
        </table:table-row>
        <table:table-row>
          <table:table-cell table:style-name="Table1.B5" office:value-type="string">
            <text:p text:style-name="P23">CryptoFactory</text:p>
          </table:table-cell>
          <table:table-cell table:style-name="Table1.B5" office:value-type="string">
            <text:p text:style-name="P23">CryptoFactoryImpl</text:p>
          </table:table-cell>
          <table:table-cell table:style-name="Table1.C5" office:value-type="string">
            <text:p text:style-name="P23">Se encarga de instanciar los Singleton de los objetos CryptoKeyStore y Cryptographical</text:p>
          </table:table-cell>
        </table:table-row>
        <table:table-row>
          <table:table-cell table:style-name="Table1.B5" office:value-type="string">
            <text:p text:style-name="P23">Cryptographical</text:p>
          </table:table-cell>
          <table:table-cell table:style-name="Table1.B5" office:value-type="string">
            <text:p text:style-name="P23">CryptographicalImpl</text:p>
          </table:table-cell>
          <table:table-cell table:style-name="Table1.C5" office:value-type="string">
            <text:p text:style-name="P23">Objeto JAVA utilizado para invocar los cifrados y descifrados de las cadenas de texto</text:p>
          </table:table-cell>
        </table:table-row>
        <table:table-row>
          <table:table-cell table:style-name="Table1.B5" office:value-type="string">
            <text:p text:style-name="P23">CryptoKeyStore</text:p>
          </table:table-cell>
          <table:table-cell table:style-name="Table1.B5" office:value-type="string">
            <text:p text:style-name="P23">CryptoKeyStoreImpl</text:p>
          </table:table-cell>
          <table:table-cell table:style-name="Table1.C5" office:value-type="string">
            <text:p text:style-name="P23">Objeto JAVA que representa el KeyStore en el que se almacena la clave utilizada para el cifrado y que se utiliza para realizar las operaciones de escritura y lectura al mismo</text:p>
          </table:table-cell>
        </table:table-row>
      </table:table>
      <text:p text:style-name="P33"/>
      <text:p text:style-name="P33">La librería lleva asociadas dos ficheros de configuración que son:</text:p>
      <text:list xml:id="list923889441691679487" text:style-name="L4">
        <text:list-item>
          <text:p text:style-name="P35">.ksp: almacena la contraseña para acceder al keystore que almacena la clave de cifrado</text:p>
        </text:list-item>
        <text:list-item>
          <text:p text:style-name="P35">.kp: almacena la contraseña para acceder a la clave de cifrado dentro del Keystore</text:p>
        </text:list-item>
      </text:list>
      <text:h text:style-name="P45" text:outline-level="2"><text:bookmark-start text:name="__RefHeading__1815_129223451"/>Sobre el proyecto CorreoPAP<text:bookmark-end text:name="__RefHeading__1815_129223451"/></text:h>
      <text:p text:style-name="P33">La única clase que tiene se llama CorreoPAP.java y hace uso de la librería crypto.jar para invocar las operaciones de cifrado y descifrado de contraseña.</text:p>
      <text:p text:style-name="P33">Está implementada conforme se describe en el documento “how-to plugin postautenticacion.pdf”.</text:p>
      <text:p text:style-name="P36">Las operaciones básicas que se realizan en el plugin son:</text:p>
      <text:list xml:id="list4786453408784808798" text:style-name="L5">
        <text:list-item>
          <text:p text:style-name="P37">iniciar la lógica de cifrado</text:p>
        </text:list-item>
        <text:list-item>
          <text:p text:style-name="P38"><text:span text:style-name="T10">leer la clave del usuario, esta clave reside en el atributo</text:span><text:span text:style-name="T11"> </text:span><text:span text:style-name="T13">“IDToken2” del mapa al que se tiene acceso desde el plugin de Post-Autenticación</text:span></text:p>
        </text:list-item>
        <text:list-item>
          <text:p text:style-name="P37"><text:span text:style-name="T12">cifra la clave utilizando los metodos de la librería crypto</text:span></text:p>
        </text:list-item>
        <text:list-item>
          <text:p text:style-name="P37"><text:span text:style-name="T12">almacena la clave cifrada en el token devuelto al usuario</text:span></text:p>
        </text:list-item>
      </text:list>
      <text:p text:style-name="P3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Monospace" svg:font-family="Monospace" style:font-adornments="Predeterminado"/>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officeooo:rsid="000b2fb3"/>
    </style:style>
    <style:style style:name="MT2"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Plugin de Post-Autenticación para el Correo Corporativo</text:p>
              <text:p text:style-name="MP3">Análisis Funcional <text:span text:style-name="MT1">y Diseño Técnico</text:span></text:p>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2"><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T188H28M03S</meta:editing-duration>
    <dc:title>Manual de Integración</dc:title>
    <dc:date>2012-04-11T16:39:24</dc:date>
    <meta:generator>LibreOffice/4.2.6.3$Linux_X86_64 LibreOffice_project/420m0$Build-3</meta:generator>
    <dc:subject>Plugin Post-Autenticación Correo</dc:subject>
    <meta:print-date>2010-09-29T19:12:54</meta:print-date>
    <meta:keyword>1.0</meta:keyword>
    <meta:document-statistic meta:table-count="6" meta:image-count="3" meta:object-count="0" meta:page-count="8" meta:paragraph-count="97" meta:word-count="883" meta:character-count="5591" meta:non-whitespace-character-count="4806"/>
    <meta:user-defined meta:name="Autor">&lt;Nombre de la Empresa&gt;</meta:user-defined>
    <meta:user-defined meta:name="Departamento">&lt;Unidad Organizativa&gt;</meta:user-defined>
    <meta:user-defined meta:name="Versión del Producto">&lt;Versión del Producto&gt;</meta:user-defined>
  </office:meta>
</office:document-meta>
</file>